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NOCCA PERALTA PETER JOH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6369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NOCCA PERALTA, PETER JOH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6359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RAMPO VASQUEZ, CRISTIAN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314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38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